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language="en" fo:country="US"/>
    </style:style>
    <style:style style:name="P3" style:family="paragraph" style:parent-style-name="Standard" style:list-style-name="">
      <style:paragraph-properties style:text-autospace="none"/>
    </style:style>
    <style:style style:name="P4" style:family="paragraph" style:parent-style-name="Standard" style:list-style-name="">
      <style:paragraph-properties style:text-autospace="none"/>
      <style:text-properties fo:color="#000000" style:font-name="Cascadia Mono" fo:font-size="9.5pt" style:font-name-asian="Cascadia Mono" style:font-size-asian="9.5pt" style:font-name-complex="Cascadia Mono" style:font-size-complex="9.5pt"/>
    </style:style>
    <style:style style:name="P5" style:family="paragraph" style:parent-style-name="Standard" style:list-style-name="">
      <style:paragraph-properties style:text-autospace="none"/>
      <style:text-properties fo:color="#ff3300" style:font-name="Cascadia Mono" fo:font-size="9.5pt" style:font-name-asian="Cascadia Mono" style:font-size-asian="9.5pt" style:font-name-complex="Cascadia Mono" style:font-size-complex="9.5pt"/>
    </style:style>
    <style:style style:name="T1" style:family="text">
      <style:text-properties fo:language="sk" fo:country="SK"/>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fo:font-size="9.5pt" fo:language="sk" fo:country="SK" style:font-name-asian="Cascadia Mono" style:font-size-asian="9.5pt" style:font-name-complex="Cascadia Mono" style:font-size-complex="9.5pt"/>
    </style:style>
    <style:style style:name="T4" style:family="text">
      <style:text-properties fo:color="#a31515" style:font-name="Cascadia Mono" fo:font-size="9.5pt" style:font-name-asian="Cascadia Mono" style:font-size-asian="9.5pt" style:font-name-complex="Cascadia Mono" style:font-size-complex="9.5pt"/>
    </style:style>
    <style:style style:name="T5" style:family="text">
      <style:text-properties fo:color="#a31515" style:font-name="Cascadia Mono" fo:font-size="9.5pt" fo:language="sk" fo:country="SK" style:font-name-asian="Cascadia Mono" style:font-size-asian="9.5pt" style:font-name-complex="Cascadia Mono" style:font-size-complex="9.5pt"/>
    </style:style>
    <style:style style:name="T6" style:family="text">
      <style:text-properties fo:color="#0000ff" style:font-name="Cascadia Mono" fo:font-size="9.5pt" style:font-name-asian="Cascadia Mono" style:font-size-asian="9.5pt" style:font-name-complex="Cascadia Mono" style:font-size-complex="9.5pt"/>
    </style:style>
    <style:style style:name="T7" style:family="text">
      <style:text-properties fo:color="#ff3300"/>
    </style:style>
    <style:style style:name="T8" style:family="text">
      <style:text-properties fo:color="#ff3300" style:font-name="Cascadia Mono" fo:font-size="9.5pt" style:font-name-asian="Cascadia Mono" style:font-size-asian="9.5pt" style:font-name-complex="Cascadia Mono"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6786752470235050" text:style-name="L1">
        <text:list-item>
          <text:p text:style-name="P1">Výber pomocou EAN cez prehľad nefunguje, výber cez button výber funguje. Ak navyše robím výber cez prehľad, tak už viem, ktorú konkrétnu položku vyberám, netreba vypisovať všetky položky, ale iba konkrétnu položku z prehľadu. Teda môžem mať 5 položiek s rovnakým EAN, ale pri výbere vyberám konkrétnu položku.</text:p>
        </text:list-item>
        <text:list-item>
          <text:p text:style-name="P1">Úplne náhodne sa pri vložení zosnímal EAN kód 12431878 a umožnil zapísať (to sa mi stalo iba raz, ale stalo sa)</text:p>
        </text:list-item>
        <text:list-item>
          <text:p text:style-name="P2">Ak <text:span text:style-name="T1">použijem</text:span> pri v<text:span text:style-name="T1">yberaní cez prehľad nový prázdny TAG, tak to skončí na exeption v súbore CompareTagPageViewModel.cs na riadku 240. Teda nejde do funkcie Compare a nezmení text ani farbu buttonu.</text:span></text:p>
        </text:list-item>
        <text:list-item>
          <text:p text:style-name="P1"><text:span text:style-name="T1">Neviem prečo ti stále vypadne </text:span><text:span text:style-name="T3"><text:tab/><text:tab/><text:tab/><text:tab/><text:tab/><text:tab/><text:tab/><text:tab/>Button b = contentPage.FindByName&lt;Button&gt;(</text:span><text:span text:style-name="T5">"btnSubmit"</text:span><text:span text:style-name="T3">);</text:span></text:p>
        </text:list-item>
      </text:list>
      <text:p text:style-name="P3"><text:span text:style-name="T2"><text:tab/><text:tab/></text:span><text:span text:style-name="T8">Label l = contentPage.FindByName&lt;Label&gt;("TagPopis");</text:span></text:p>
      <text:p text:style-name="P4"/>
      <text:p text:style-name="P3"><text:span text:style-name="T2"><text:tab/><text:tab/></text:span><text:span text:style-name="T6">if</text:span><text:span text:style-name="T2"> (Item.TagID == TagItem.TagID)</text:span></text:p>
      <text:p text:style-name="P4"><text:tab/><text:tab/>{</text:p>
      <text:p text:style-name="P3"><text:span text:style-name="T2"><text:tab/><text:tab/><text:tab/></text:span><text:span text:style-name="T6">var</text:span><text:span text:style-name="T2"> duration = TimeSpan.FromSeconds(1);</text:span></text:p>
      <text:p text:style-name="P4"><text:tab/><text:tab/><text:tab/>Vibration.Vibrate(duration);</text:p>
      <text:p text:style-name="P4"/>
      <text:p text:style-name="P4"><text:tab/><text:tab/><text:tab/>b.BackgroundColor = Color.Green;</text:p>
      <text:p text:style-name="P4"><text:tab/><text:tab/><text:tab/><text:span text:style-name="T7">l.TextColor = Color.Green;</text:span></text:p>
      <text:p text:style-name="P4"><text:tab/><text:tab/>}</text:p>
      <text:p text:style-name="P3"><text:span text:style-name="T2"><text:tab/><text:tab/></text:span><text:span text:style-name="T6">else</text:span></text:p>
      <text:p text:style-name="P4"><text:s text:c="13"/><text:span text:style-name="T7">{</text:span></text:p>
      <text:p text:style-name="P5"><text:tab/><text:tab/><text:tab/>b.BackgroundColor = Color.Orange;</text:p>
      <text:p text:style-name="P5"><text:tab/><text:tab/><text:tab/>l.TextColor = Color.Black;</text:p>
      <text:p text:style-name="P5"><text:tab/><text:tab/>}</text:p>
      <text:list xml:id="list33500472" text:continue-numbering="true" text:style-name="L1">
        <text:list-header>
          <text:p text:style-name="P2"><text:span text:style-name="T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Martinko</meta:initial-creator>
    <meta:creation-date>2022-05-31T12:32:18.24</meta:creation-date>
    <meta:document-statistic meta:table-count="0" meta:image-count="0" meta:object-count="0" meta:page-count="1" meta:paragraph-count="17" meta:word-count="143" meta:character-count="1035"/>
    <dc:date>2022-05-31T13:25:26.10</dc:date>
    <dc:creator>Daniel Martinko</dc:creator>
    <meta:editing-duration>PT7M47S</meta:editing-duration>
    <meta:editing-cycles>1</meta:editing-cycles>
    <meta:generator>OpenOffice/4.1.7$Win32 OpenOffice.org_project/417m1$Build-9800</meta:generator>
  </office:meta>
</office:document-meta>
</file>